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/>
    <style:font-face style:name="Lohit Devanagari1" svg:font-family="'Lohit Devanagari'"/>
    <style:font-face style:name="Nimbus Sans L" svg:font-family="'Nimbus Sans L'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Table1" style:family="table">
      <style:table-properties style:width="4.3729in" fo:margin-left="0in" table:align="left"/>
    </style:style>
    <style:style style:name="Table1.A" style:family="table-column">
      <style:table-column-properties style:column-width="0.6236in"/>
    </style:style>
    <style:style style:name="Table1.B" style:family="table-column">
      <style:table-column-properties style:column-width="0.8743in"/>
    </style:style>
    <style:style style:name="Table1.C" style:family="table-column">
      <style:table-column-properties style:column-width="2.875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>
        <style:tab-stops>
          <style:tab-stop style:position="0.502in"/>
        </style:tab-stops>
      </style:paragraph-properties>
      <style:text-properties style:font-name="Liberation Serif" fo:font-size="10pt" fo:font-style="italic" officeooo:rsid="0013cae8" officeooo:paragraph-rsid="002146db" style:font-size-asian="10pt" style:font-style-asian="italic" style:font-size-complex="10pt" style:font-style-complex="italic"/>
    </style:style>
    <style:style style:name="P2" style:family="paragraph" style:parent-style-name="Standard">
      <style:paragraph-properties>
        <style:tab-stops>
          <style:tab-stop style:position="0.502in"/>
        </style:tab-stops>
      </style:paragraph-properties>
      <style:text-properties style:font-name="Liberation Serif" fo:font-size="10pt" fo:font-style="italic" officeooo:rsid="0013cae8" officeooo:paragraph-rsid="0013cae8" style:font-size-asian="10pt" style:font-style-asian="italic" style:font-size-complex="10pt" style:font-style-complex="italic"/>
    </style:style>
    <style:style style:name="P3" style:family="paragraph" style:parent-style-name="Standard">
      <style:text-properties style:font-name="Liberation Serif" fo:font-size="10pt" officeooo:rsid="001214bf" officeooo:paragraph-rsid="001214bf" style:font-size-asian="10pt" style:font-size-complex="10pt"/>
    </style:style>
    <style:style style:name="P4" style:family="paragraph" style:parent-style-name="Standard">
      <style:text-properties style:font-name="Liberation Serif" fo:font-size="10pt" officeooo:rsid="001edfd6" officeooo:paragraph-rsid="001edfd6" style:font-size-asian="10pt" style:font-size-complex="10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Nimbus Sans L" fo:font-size="13.1499996185303pt" fo:letter-spacing="normal" fo:font-style="normal" fo:font-weight="normal" officeooo:paragraph-rsid="001565bc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4pt" fo:letter-spacing="normal" fo:font-style="normal" style:text-underline-style="solid" style:text-underline-width="auto" style:text-underline-color="font-color" fo:font-weight="normal" officeooo:rsid="001565bc" officeooo:paragraph-rsid="001565bc" style:font-size-asian="14pt" style:font-size-complex="14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0pt" fo:letter-spacing="normal" fo:font-style="normal" fo:font-weight="normal" style:font-size-asian="10pt" style:font-size-complex="10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0pt" fo:letter-spacing="normal" fo:font-style="normal" fo:font-weight="normal" officeooo:paragraph-rsid="001bddb2" style:font-size-asian="10pt" style:font-size-complex="10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paragraph-rsid="001edfd6" style:font-size-asian="10pt" style:font-size-complex="10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214bf" officeooo:paragraph-rsid="001edfd6" style:font-size-asian="10pt" style:font-size-complex="10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0pt" fo:letter-spacing="normal" fo:font-style="normal" fo:font-weight="normal" officeooo:rsid="00187525" officeooo:paragraph-rsid="00187525" style:font-size-asian="10pt" style:font-size-complex="10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0pt" fo:letter-spacing="normal" fo:font-style="normal" fo:font-weight="normal" officeooo:rsid="0015644b" style:font-size-asian="10pt" style:font-size-complex="10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0pt" fo:letter-spacing="normal" fo:font-style="normal" fo:font-weight="normal" officeooo:paragraph-rsid="001d5f08" style:font-size-asian="10pt" style:font-size-complex="10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0pt" fo:letter-spacing="normal" fo:font-style="normal" fo:font-weight="normal" officeooo:paragraph-rsid="001bddb2" style:font-size-asian="10pt" style:font-size-complex="10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0pt" fo:letter-spacing="normal" fo:font-style="normal" fo:font-weight="normal" officeooo:rsid="0024f7ca" officeooo:paragraph-rsid="0024f7ca" style:font-size-asian="10pt" style:font-size-complex="10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1214bf"/>
    </style:style>
    <style:style style:name="T3" style:family="text">
      <style:text-properties officeooo:rsid="001214bf"/>
    </style:style>
    <style:style style:name="T4" style:family="text">
      <style:text-properties officeooo:rsid="00138386"/>
    </style:style>
    <style:style style:name="T5" style:family="text">
      <style:text-properties officeooo:rsid="0015644b"/>
    </style:style>
    <style:style style:name="T6" style:family="text">
      <style:text-properties officeooo:rsid="0021c001"/>
    </style:style>
    <style:style style:name="T7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og commands in Latin.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<text:span text:style-name="T4">S</text:span>ide</text:p>
          </table:table-cell>
          <table:table-cell table:style-name="Table1.A1" office:value-type="string">
            <text:p text:style-name="P7">sit</text:p>
          </table:table-cell>
          <table:table-cell table:style-name="Table1.A1" office:value-type="string">
            <text:p text:style-name="P7">'s<text:span text:style-name="T4">ee</text:span>-deh'</text:p>
          </table:table-cell>
        </table:table-row>
        <table:table-row>
          <table:table-cell table:style-name="Table1.A1" office:value-type="string">
            <text:p text:style-name="P11">Mana</text:p>
          </table:table-cell>
          <table:table-cell table:style-name="Table1.A1" office:value-type="string">
            <text:p text:style-name="P11">stay</text:p>
          </table:table-cell>
          <table:table-cell table:style-name="Table1.A1" office:value-type="string">
            <text:p text:style-name="P11">'mah-nah'</text:p>
          </table:table-cell>
        </table:table-row>
        <table:table-row>
          <table:table-cell table:style-name="Table1.A1" office:value-type="string">
            <text:p text:style-name="P7"><text:span text:style-name="T3">V</text:span>eni </text:p>
          </table:table-cell>
          <table:table-cell table:style-name="Table1.A1" office:value-type="string">
            <text:p text:style-name="P7">come</text:p>
          </table:table-cell>
          <table:table-cell table:style-name="Table1.A1" office:value-type="string">
            <text:p text:style-name="P7">'whe-ni'</text:p>
          </table:table-cell>
        </table:table-row>
        <table:table-row>
          <table:table-cell table:style-name="Table1.A1" office:value-type="string">
            <text:p text:style-name="P8">Surge </text:p>
          </table:table-cell>
          <table:table-cell table:style-name="Table1.A1" office:value-type="string">
            <text:p text:style-name="P8">get up</text:p>
          </table:table-cell>
          <table:table-cell table:style-name="Table1.A1" office:value-type="string">
            <text:p text:style-name="P8">'sur-geh' with the r slightly rolled</text:p>
          </table:table-cell>
        </table:table-row>
        <table:table-row>
          <table:table-cell table:style-name="Table1.A1" office:value-type="string">
            <text:p text:style-name="P8">Verte </text:p>
          </table:table-cell>
          <table:table-cell table:style-name="Table1.A1" office:value-type="string">
            <text:p text:style-name="P8">turn around</text:p>
            <text:p text:style-name="P15">or roll over</text:p>
          </table:table-cell>
          <table:table-cell table:style-name="Table1.A1" office:value-type="string">
            <text:p text:style-name="P8">'Where-teh' with the r slightly rolled</text:p>
          </table:table-cell>
        </table:table-row>
        <table:table-row>
          <table:table-cell table:style-name="Table1.A1" office:value-type="string">
            <text:p text:style-name="P7">Lente</text:p>
          </table:table-cell>
          <table:table-cell table:style-name="Table1.A1" office:value-type="string">
            <text:p text:style-name="P7">slow</text:p>
          </table:table-cell>
          <table:table-cell table:style-name="Table1.A1" office:value-type="string">
            <text:p text:style-name="P7">'Len-teh'</text:p>
          </table:table-cell>
        </table:table-row>
        <table:table-row>
          <table:table-cell table:style-name="Table1.A1" office:value-type="string">
            <text:p text:style-name="P7">Ambula</text:p>
          </table:table-cell>
          <table:table-cell table:style-name="Table1.A1" office:value-type="string">
            <text:p text:style-name="P7">walk</text:p>
          </table:table-cell>
          <table:table-cell table:style-name="Table1.A1" office:value-type="string">
            <text:p text:style-name="P7"><text:s/>'ahm-boo-la'</text:p>
          </table:table-cell>
        </table:table-row>
        <table:table-row>
          <table:table-cell table:style-name="Table1.A1" office:value-type="string">
            <text:p text:style-name="P7">Cito</text:p>
          </table:table-cell>
          <table:table-cell table:style-name="Table1.A1" office:value-type="string">
            <text:p text:style-name="P7">go fast</text:p>
          </table:table-cell>
          <table:table-cell table:style-name="Table1.A1" office:value-type="string">
            <text:p text:style-name="P7">'key-toe'</text:p>
          </table:table-cell>
        </table:table-row>
        <table:table-row>
          <table:table-cell table:style-name="Table1.A1" office:value-type="string">
            <text:p text:style-name="P7">Curre</text:p>
          </table:table-cell>
          <table:table-cell table:style-name="Table1.A1" office:value-type="string">
            <text:p text:style-name="P7">run</text:p>
          </table:table-cell>
          <table:table-cell table:style-name="Table1.A1" office:value-type="string">
            <text:p text:style-name="P7">'koor-reh' -- the r's slightly rolled and separate</text:p>
          </table:table-cell>
        </table:table-row>
        <table:table-row>
          <table:table-cell table:style-name="Table1.A1" office:value-type="string">
            <text:p text:style-name="P7">Latra </text:p>
          </table:table-cell>
          <table:table-cell table:style-name="Table1.A1" office:value-type="string">
            <text:p text:style-name="P7">bark</text:p>
          </table:table-cell>
          <table:table-cell table:style-name="Table1.A1" office:value-type="string">
            <text:p text:style-name="P7">like it looks with the r slightly rolled</text:p>
          </table:table-cell>
        </table:table-row>
        <table:table-row>
          <table:table-cell table:style-name="Table1.A1" office:value-type="string">
            <text:p text:style-name="P7">Da</text:p>
          </table:table-cell>
          <table:table-cell table:style-name="Table1.A1" office:value-type="string">
            <text:p text:style-name="P7">give</text:p>
          </table:table-cell>
          <table:table-cell table:style-name="Table1.A1" office:value-type="string">
            <text:p text:style-name="P7">Russian for yes</text:p>
          </table:table-cell>
        </table:table-row>
        <table:table-row>
          <table:table-cell table:style-name="Table1.A1" office:value-type="string">
            <text:p text:style-name="P7">Cape</text:p>
          </table:table-cell>
          <table:table-cell table:style-name="Table1.A1" office:value-type="string">
            <text:p text:style-name="P7">get <text:span text:style-name="T7">something</text:span></text:p>
          </table:table-cell>
          <table:table-cell table:style-name="Table1.A1" office:value-type="string">
            <text:p text:style-name="P7">'ka-peh'</text:p>
          </table:table-cell>
        </table:table-row>
        <table:table-row>
          <table:table-cell table:style-name="Table1.A1" office:value-type="string">
            <text:p text:style-name="P7">Sali</text:p>
          </table:table-cell>
          <table:table-cell table:style-name="Table1.A1" office:value-type="string">
            <text:p text:style-name="P7">jump</text:p>
          </table:table-cell>
          <table:table-cell table:style-name="Table1.A1" office:value-type="string">
            <text:p text:style-name="P7">'sah-lee'</text:p>
          </table:table-cell>
        </table:table-row>
        <table:table-row>
          <table:table-cell table:style-name="Table1.A1" office:value-type="string">
            <text:p text:style-name="P7"><text:span text:style-name="T3">D</text:span>esili</text:p>
          </table:table-cell>
          <table:table-cell table:style-name="Table1.A1" office:value-type="string">
            <text:p text:style-name="P7">jump down</text:p>
          </table:table-cell>
          <table:table-cell table:style-name="Table1.A1" office:value-type="string">
            <text:p text:style-name="P12">'de-see-lee' where the 'ee' sound is short.</text:p>
          </table:table-cell>
        </table:table-row>
        <table:table-row>
          <table:table-cell table:style-name="Table1.A1" office:value-type="string">
            <text:p text:style-name="P9"><text:span text:style-name="T2">I</text:span><text:span text:style-name="T1">ace</text:span></text:p>
          </table:table-cell>
          <table:table-cell table:style-name="Table1.A1" office:value-type="string">
            <text:p text:style-name="P13">lie down</text:p>
          </table:table-cell>
          <table:table-cell table:style-name="Table1.A1" office:value-type="string">
            <text:p text:style-name="P13">'ya-keh'</text:p>
          </table:table-cell>
        </table:table-row>
        <table:table-row>
          <table:table-cell table:style-name="Table1.A1" office:value-type="string">
            <text:p text:style-name="P10">Tace</text:p>
          </table:table-cell>
          <table:table-cell table:style-name="Table1.A1" office:value-type="string">
            <text:p text:style-name="P10">shut up</text:p>
          </table:table-cell>
          <table:table-cell table:style-name="Table1.A1" office:value-type="string">
            <text:p text:style-name="P10">'ta-keh'</text:p>
          </table:table-cell>
        </table:table-row>
        <table:table-row>
          <table:table-cell table:style-name="Table1.A1" office:value-type="string">
            <text:p text:style-name="P3">I </text:p>
          </table:table-cell>
          <table:table-cell table:style-name="Table1.A1" office:value-type="string">
            <text:p text:style-name="P3">go</text:p>
          </table:table-cell>
          <table:table-cell table:style-name="Table1.A1" office:value-type="string">
            <text:p text:style-name="P3">'e<text:span text:style-name="T5">e</text:span>' <text:span text:style-name="T5">where the 'ee' sound is short.</text:span></text:p>
          </table:table-cell>
        </table:table-row>
        <table:table-row>
          <table:table-cell table:style-name="Table1.A1" office:value-type="string">
            <text:p text:style-name="P4">Texe</text:p>
          </table:table-cell>
          <table:table-cell table:style-name="Table1.A1" office:value-type="string">
            <text:p text:style-name="P4"><text:span text:style-name="T6">w</text:span>eave</text:p>
          </table:table-cell>
          <table:table-cell table:style-name="Table1.A1" office:value-type="string">
            <text:p text:style-name="P4">'tek-seh'</text:p>
          </table:table-cell>
        </table:table-row>
      </table:table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/>
    <style:font-face style:name="Lohit Devanagari1" svg:font-family="'Lohit Devanagari'"/>
    <style:font-face style:name="Nimbus Sans L" svg:font-family="'Nimbus Sans L'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ntarell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ntarell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ntarell" fo:font-family="Cantarell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ntarell" fo:font-family="Cantarell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ntarell" fo:font-family="Cantarell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ntarell" fo:font-family="Cantarell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1272in" style:type="center"/>
          <style:tab-stop style:position="4.2547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>
        <style:tab-stops>
          <style:tab-stop style:position="0.502in"/>
        </style:tab-stops>
      </style:paragraph-properties>
      <style:text-properties style:font-name="Liberation Serif" fo:font-size="10pt" fo:font-style="italic" officeooo:rsid="0013cae8" officeooo:paragraph-rsid="002146db" style:font-size-asian="10pt" style:font-style-asian="italic" style:font-size-complex="10pt" style:font-style-complex="italic"/>
    </style:style>
    <style:page-layout style:name="Mpm1">
      <style:page-layout-properties fo:page-width="5.8299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Latratus Insanus – Barking mad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Lee</meta:initial-creator>
    <meta:creation-date>2019-02-10T13:21:42.356625302</meta:creation-date>
    <dc:date>2019-04-30T07:54:24.086577584</dc:date>
    <dc:creator>Robert Lee</dc:creator>
    <meta:editing-duration>PT1H14M6S</meta:editing-duration>
    <meta:editing-cycles>22</meta:editing-cycles>
    <meta:generator>LibreOffice/6.1.5.2$Linux_X86_64 LibreOffice_project/10$Build-2</meta:generator>
    <meta:printed-by>Robert Lee</meta:printed-by>
    <meta:print-date>2019-02-11T10:11:09.862103851</meta:print-date>
    <meta:document-statistic meta:table-count="1" meta:image-count="0" meta:object-count="0" meta:page-count="1" meta:paragraph-count="57" meta:word-count="110" meta:character-count="604" meta:non-whitespace-character-count="544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c400b7000f00de006d0057004f0077008b006d005b0009004b00a100dc0032">
    <SignedInfo>
      <CanonicalizationMethod Algorithm="http://www.w3.org/TR/2001/REC-xml-c14n-20010315"/>
      <SignatureMethod Algorithm="http://www.w3.org/2001/04/xmldsig-more#rsa-sha512"/>
      <Reference URI="styles.xml">
        <Transforms>
          <Transform Algorithm="http://www.w3.org/TR/2001/REC-xml-c14n-20010315"/>
        </Transforms>
        <DigestMethod Algorithm="http://www.w3.org/2001/04/xmlenc#sha512"/>
        <DigestValue>jt071At3NOTrJUeEXz1IaUqQFI/9lvSosxmaYr82XloWtpClkz2qtf1IPDyYb2gW
NwBhSNS3qZGCgMOiCGLkBw==</DigestValue>
      </Reference>
      <Reference URI="settings.xml">
        <Transforms>
          <Transform Algorithm="http://www.w3.org/TR/2001/REC-xml-c14n-20010315"/>
        </Transforms>
        <DigestMethod Algorithm="http://www.w3.org/2001/04/xmlenc#sha512"/>
        <DigestValue>Kmz7iIYl2iuh099WCjtnC2xuekXEJR2Z9nusBJA82VpBG33TbiVTCtHPd5WqkhZG
KNdQ8sWx9sNRlOzbh8xIyg==</DigestValue>
      </Reference>
      <Reference URI="manifest.rdf">
        <DigestMethod Algorithm="http://www.w3.org/2001/04/xmlenc#sha512"/>
        <DigestValue>6iP77BBEQ4K42qdmBZzh+p1tjUaik95dYnaKfZjNJxZbSuLNMU/g8YhI5BigEk+C
KyA8FgiOvLpZfnw5zW/q8A==</DigestValue>
      </Reference>
      <Reference URI="META-INF/manifest.xml">
        <Transforms>
          <Transform Algorithm="http://www.w3.org/TR/2001/REC-xml-c14n-20010315"/>
        </Transforms>
        <DigestMethod Algorithm="http://www.w3.org/2001/04/xmlenc#sha512"/>
        <DigestValue>S8wCQeGMJ647Q0ciZJV4aau2IefOzGPxpZAjpE497nNzjoTmaCuLG8gMoW6UNikZ
T/+2MsvdzefOVZ3AAMv83g==</DigestValue>
      </Reference>
      <Reference URI="mimetype">
        <DigestMethod Algorithm="http://www.w3.org/2001/04/xmlenc#sha512"/>
        <DigestValue>aEX/NyyN4g5kkBcTtd2wXjoqbrHYzro/tZcyjOOBsmGx4XMfKx5/QE94JnhEj1QI
7BJF5vX2ft3NT/Kxsm0xFg==</DigestValue>
      </Reference>
      <Reference URI="Thumbnails/thumbnail.png">
        <DigestMethod Algorithm="http://www.w3.org/2001/04/xmlenc#sha512"/>
        <DigestValue>J4hqpL82aZuPWnHaSbXEDHhpzQ4KgfwAagS1+ES86aHKhYZsti1lRqrxNWoKBbZG
yyhYJnXJa5dZkXzH7d0nyA==</DigestValue>
      </Reference>
      <Reference URI="content.xml">
        <Transforms>
          <Transform Algorithm="http://www.w3.org/TR/2001/REC-xml-c14n-20010315"/>
        </Transforms>
        <DigestMethod Algorithm="http://www.w3.org/2001/04/xmlenc#sha512"/>
        <DigestValue>xp1e7CFRM5VWIeJPReSWaJiZWgoQaVp4ZdQLdFGQhLOf3yBuVvAb3E3qpFME1H5K
j8/kXTdfb8UPnQksEAlMFw==</DigestValue>
      </Reference>
      <Reference URI="meta.xml">
        <Transforms>
          <Transform Algorithm="http://www.w3.org/TR/2001/REC-xml-c14n-20010315"/>
        </Transforms>
        <DigestMethod Algorithm="http://www.w3.org/2001/04/xmlenc#sha512"/>
        <DigestValue>G53PLa/BhM5cLUrU0EhKmWy/mFrWtAgHBc2cb9dY9gStDgU4cLYJ9UpxOtfEzue6
tve+aIm6Q/5ycSmKmaREhw==</DigestValue>
      </Reference>
      <Reference URI="#ID_00c90061005d00cc0099002b004100d60095006500400040000b00cd00720095">
        <DigestMethod Algorithm="http://www.w3.org/2001/04/xmlenc#sha512"/>
        <DigestValue>aaQ8pDuZ5fJH4nr+8/Nk0GrWY+5pT7ujyKM5C24BBo78IIUoDxeh9z1FvUKFlxCu
kuZQ6FUTGSJKgL7z/d7sKQ==</DigestValue>
      </Reference>
      <Reference URI="#idSignedProperties">
        <DigestMethod Algorithm="http://www.w3.org/2001/04/xmlenc#sha512"/>
        <DigestValue>zonJ8ORcco78r2uHSuaaFLmugCvGfBNE9Km9bpcj8vMI3C8TBbpG/EPPzT+Oe1nV
N6M7N1MKUZMM3gAjzGyEAQ==</DigestValue>
      </Reference>
    </SignedInfo>
    <SignatureValue>iQIzBAABCgAdFiEEZfoY7/sBhNHbVdvUaSSrmPXQ9eoFAlzIRc8ACgkQaSSrmPXQ9eq/8Q/+NMQH7mz
Rgm2ztlw0cvAEG8+zOBNkgXfnZgYXBFhzpkEr6dG5U/l6DJdVQdw6eBjUTv99dfOm6JTABi02ClZVGi
q+bFD7ZWHwzG65COx04W4ESR80ZwWcGEjqr9k/j+fOMgI/AGnzKE/82Ng9ONCFA47lnfQfvH0GpoN/v
pJLhUBhZq8dNwZ880Uwd2e9iKbOCobzpLtFgnql14F3W5ZsCUDq6b6u5q58PQ5Dc/OUTljxNOob9Mp5
xTaA1/fIaqNXj7s/Jvuf3u9t443j00mLYFKj2nOk1bw9CYGjcxU79yNEdOPOuqcPQENVbaSSH1wllys
yN7sQBWnlxrtTJN2Te8th9x42QxEqhrlqAw8XIh9RNOpSfCT7uxap+gKpsOLB9pYIIlcjbmI0/u5cAj
20nLGIuMVESGHVSLY5rCT4bYKZTv8v25OKl3ekbiI3zkHQ5DHErw9vFpCzqQtTKpxZIU6hXDPrk9x87
CkRMWV3yCB+0c7A4m4lGupcNj6kprOXOjc/AI9nmBqRtkrPazL7cKS6qDm9YlyJeGo3sTvULIZXGrYW
SXoXki24PDXCNnpMQft4gzVmxjHU8aqqegXwOmA7QdOirdGQ7vnehq8RthdJNwMnRUWr2vIeBv0L030
Rx5r3+XhWLkhC2q14r+VL/wBQnMru1pqsN6/qpRXSCck=</SignatureValue>
    <KeyInfo>
      <PGPData xmlns:loext="urn:org:documentfoundation:names:experimental:office:xmlns:loext:1.0">
        <PGPKeyID>NjVGQTE4RUZGQjAxODREMURCNTVEQkQ0NjkyNEFCOThGNUQwRjVFQQA=</PGPKeyID>
        <PGPKeyPacket>mQINBFt4LG0BEACnHtBIMKmH2OjaAcP0Hbc9j/o7Knut6Nzv8iYQHBp6C3466Sbr2LWg0D4HDfrLZFBmEYUSLTyXAAMFrtrVzPalLSqv9VOUFpybg2J5mDPzURmx0fknmAk1rliqpiwgUx2KsQGARiyCrOeaQc0xly+usR/HXDMciwL2nsnhnag1EJ4ldQ+NJ2BKKXxAU36Rg43+iUnzo6m8SfHQHFqJpb0Na+3ylhTfTTNp/qCbJbW/CHtg9qCEcLiyD+b8Ssc5JFC9B3zyM1KHe38IUvwiwxeCaTldCchpTYTQcmcm2TWe84mHaPem9HdvPzKuIErOGF5CZZV+8FKSjJXwH+4OvznPtaoKUecnljhpFc2CmFYMpHO0VxK88lvXdtuutat5/7ua1zV+zS3QXHOJ5SI8wsgo8i3Kq489/qgLeAh/+TX2RoTxhn1EtmqHNQLCkr432TPqUUReuFNZU3QDD2hfErxViCA0ed+96peOYhKfB+e5WU6ehMCZQdbnfMC4KRxKJK6hBtz8Pn70so1FjfvhgmSgxe4j+CVkP8hHipCeWFfrfEcMk6PXAlBCFogSoisFZxPL7vH6Ip44fEdy0gRIWy6N3ZB8lmYt48M9CyHLgSnQkG9qML9plGA1vzbnl/pfIaHHW9MZG2beQMFRnEBAGUiXwGDBVdd5WF/0VQlLNk86oQARAQABtCNSb2JlcnQgTGVlIDxybGVlQGZ1dHVyZWZpbmFuY2UuY29tPokCTgQTAQgAOBYhBGX6GO/7AYTR21Xb1Gkkq5j10PXqBQJbeCxtAhsDBQsJCAcCBhUKCQgLAgQWAgMBAh4BAheAAAoJEGkkq5j10PXqR88P/2fTFHpdEVRP8tkM+BHWKPnlSoe4SmQekIUvIxh15mC5MVSZTJcdHF3ejDlkQAv6xdjvkssENSeA3Zyb/8RAl8EhH867uIvAJ4A3hqeukLohelkS23AT4X789nd0RXGLZMNam7FmgB5I8xNI7A9lqBSBFoMgwrE7fu5V8jqGfbIhTEij4wuPZ2mZJ4lmpejlJLjP8OgeWiuUsHkKXC9GnHyf38832EBKCwWiaots5qDlBdz2WW2WgNJFHIHrmSuMaEH/5PpSw8IMroePOEZFQCDYO8KlXDN5SQE8JEHQao0RCMqFKw3/MT7d1jQDvM68ZWfd6b0TIfaJQ7fdbrn44RzcNOH59Xaaozap5xHuMaQINprekZrs7ssb27jnbSNa6ys4NwDgx/K1dW/hAAEQa3ia5/1i47vak6gQqAVIlriD4DrO6WFAkQsY6zKOFtNpmSILXRaLJzBb/fh1uULrtXwD4v4Hl6MFiIIBYV7Otwqgj79WLXjqOMaEa48ufMe8EvMCc6PO++ROVqhlG5lRIgxSoKuz2FJBu2AqqOLOzR43BLrIx9xo51SOyo5OaVsDMZiBrUJh74CeqJ6Vcpm7dh7eoQC+dikXX8eQ/7t9gZm7mLrfBt9IjwfWkno2+HlNvPf06sqs0Zvao5+QhdLJC4ZgvTa1U53rBXxNuHjbUc7yuQINBFt4LNwBEAC+INgZyiTsXXo16N5E7IGisdVfP2SOStxuDdorknG1xQHBG6f6YJprOUwcnIzYAokvo4fnXInY+xwdWwDRUKGf4ajyewuaj+yQmAAm4FY+WrquWdJLQ9aaYdqaGybgC5M5PS2P3ioc6Kssya2ZUVUVQsRlt/HZQTct699VKoT2vTNmM3J38DNjiGAiF0zl0Y6lCCPONfuTMXCmyubsbzDoLhvrPyw5r2RL/PSPMvYMq3khxzipVHjJeHQS5ju5nijiXIMNGJf6eBA6v1NGa+ZOz8gtXFw7T6CQesQ21bjwmb/pPKKeRZMWMXiXOK74YAE2wA9wkydNI3jTFsXC/6TmuDAfpKGlCNvnTyGYXwRCn0CgXqX5mcWZsBi6GjgXVpMxb++ToqBmySMKbneBNt9PcGqijC870CtjYynm6AS3fzzc7NC0h/ER1f0qBMzjuQdyfNCwKzjWSl2iGGCT24zOw5Lb6ruzlvVqbHAbfmRSa6YkEy7zop+dOGwJ9NqgxPVU5xhflSRFi5cg496GqXyHCb2SgDczLCpJbPPRTRl1W05+L/oatAcrGWfsuANkhXIHd15uRkCVenjJ74B70DRR0coDVPjHdqIJHYf182KZCqY1lBZds5xIt0x35GnDsYlgzltq1HPnFH7BF8uSlWCZuMoqrG09Nh1CBOxPqb/2aQARAQABiQI2BBgBCAAgFiEEZfoY7/sBhNHbVdvUaSSrmPXQ9eoFAlt4LNwCGwwACgkQaSSrmPXQ9eoUMhAAh9KW1rSJz2vRjg+4GkZaa2NH8MRkLalqAGcVAaxmiccJ4nvB/vuAuQOVkzXeMf//5Q2hRqiZ1Omqc6kXD1Bibij3s4LCljMtwivI/gL/q7+CTk1tiA7YySGkypQcqiYZZVE0F2Scn0iUKKyo2IZJ5k79kJ3tnTEZBKRC6iJ5rdyArOIps5/N2exkpDU9UfAQYm4sh/KvbSsrXh8dJPVX/voHNeNvCDUhSyzRCHdNWWXySrBeKpk4C5Lcz3d+cyUk0nIRV8r13IKApoGjXy184YfHZJGFqzbcVl5BAN7F1+znii47GtvRmp0CCyJcH0hV5z08pLEnKWXtcXw4NdaEW66VKoWXZnLyjFKpvHQWJsag0U8K7T5QAorBZC44tKwSs1s/rX0iO0trVK07OS6syr31UhoyG5OBHDB/PQD2029xU4Y4zIJxl7qSsWFAvxkEgbj3MQ7eLSFhjAnNKBbLPVjVmrJKVRDpdUTmLeRWE8zoKj9iZcDPO+z57644BTWAF+kTiTWSeYUN3RP6kaFjZozJbZRsEVa3OEydaSbFKs3afavfSEitIvZAkD3HBZVW/mI7pVmB10kOLTLkHSdnqQEabhhvm3+72QGEJrgsgv/TcEtEeWlZlsC4AXp6KRrKzmFd2OTRk/WPZ9dLQAZCCfmoA7iID5bf3vQOtoB6enS5Ag0EW3gtPwEQAO0tpI+m++IHk/eb6CToe9V67xy04K3nZXl8y0VeIUvjDduDkIXUbb3WxApnurH2bt+f3KGJWXeJSthhm+MKVTAkDpNUrZjhS/BeTb+OGXt9OVgoVtkbsrNh+7hP6ARJQWHgrezaCipJO8Iq3HHJeY7O0b1PYD1omRsWCuxLbHgaXFDJvOgBZ7HQvEwOgm4jixRbewxN+SrKeG3qSeaIYztQcJIhYEok9QyZBL1Ed73YgtNyy2ARTwz400ERQiS9KV3YRzejD0kVIvZeVhpUSUhFf1cEj7wo7at5x/5VIuK66EO9aSnp6Z+E4orvJW1FGr2juN2tPLmX8rpV+K8g92iyJdXs0vJI00la6U1GQt2F+oWCNLMOgIR1lL9+ovNtIM+n7Z5OadSUV2yP3ugz9xvdHYq2z2bmC5ouhq82sRHXo+thm55puJGULjdiIOtv9QAhWcOpJJ2E8R9V1w0EtDr5V2GEJAZNvJEGrK3cApGMM2MjUmg7aL3lVfRSaff6qh92/rejp7I3ZJ5am0eS3R4jUlKYwZoVaQjVch/V5ajMim6RuCK+9mqjkze4xGeiATHV4WUoi/wYtgXIBZ/49J8fMHx8YK/Oys6wNYZuyTJcUBgrgpPX92odMFkMnH6gLF6Rfv+4w7t1+vwALC8neFj7Fb8ULj3n4/jFuohbbCWRABEBAAGJAjYEGAEIACAWIQRl+hjv+wGE0dtV29RpJKuY9dD16gUCW3gtPwIbIAAKCRBpJKuY9dD16oZ2D/4g39RVonir3oHbH9XvFAf0ewjHRtzUuhP9QFfgIyEFmwUzpNvU6uC93H+IofvPPYl+9F/+KRYzd6wEPZ7vwNMU/uLG0uSWYQ/rM/o9qPKPo3OCsUgeCU0OWpa2PMMktmHBVWX30Sj32ZJduvrQwVgZVhIBMnSIw0JiHdaxc0Hc++AljhXvsaPpf1s3zuApUzwqB2QrRCmjjQYep1h0ttSDHxMYRC8CJoecV2nEeRJ71tQk4fB9W3v/929avogeJtS58fNMKg3UFCBZp908ieIVWto2LMqpviWgDKjza3s90QeVsACnDMqc/pdZr25DyAYU3E7yyH8jx+gaBZSEjR6sF+l1qJX7ZJA47pCLl2dEMuOsipyKbzPl+23G0DV3QA4oLo4iHPld8cN9bhRLJ7eGLA4+e8zgdbB5gfDLpYXIvsIeA5h5DR8B6CUXBSmBJRh2JT4FHa215s/ybnoB51QvoIAYhOEPdfBvpqD69H44afpgIEOiA8eT5tWQ7QbspxUWNUY/5tlsc2vNwjq2H3jAbqVjmbwJmPRF/2bXv7qFrmlB5lRr7SnREAB+2hz1jT7wCV2wotZtOdbWcBsFM7cY/hwHB0ZYEpiVsh3U4agq2fMrOXhQWIh3y50nop3Mo2/VkMrBX7lkzca623iVyGWArqJU3fDtQtOgoHDlykR5Yw==</PGPKeyPacket>
        <loext:PGPOwner>Robert Lee &lt;rlee@futurefinance.com&gt;</loext:PGPOwner>
      </PGPData>
    </KeyInfo>
    <Object>
      <SignatureProperties>
        <SignatureProperty Id="ID_00c90061005d00cc0099002b004100d60095006500400040000b00cd00720095" Target="#ID_00c400b7000f00de006d0057004f0077008b006d005b0009004b00a100dc0032">
          <dc:date xmlns:dc="http://purl.org/dc/elements/1.1/">2019-04-30T07:55:42.951199354</dc:date>
        </SignatureProperty>
      </SignatureProperties>
    </Object>
    <Object xmlns:xd="http://uri.etsi.org/01903/v1.3.2#">
      <xd:QualifyingProperties Target="#ID_00c400b7000f00de006d0057004f0077008b006d005b0009004b00a100dc0032">
        <xd:SignedProperties Id="idSignedProperties">
          <xd:SignedSignatureProperties>
            <xd:SigningTime>2019-04-30T07:55:42.951199354</xd:SigningTime>
            <xd:SigningCertificate>
              <xd:Cert>
                <xd:CertDigest>
                  <DigestMethod Algorithm="http://www.w3.org/2001/04/xmlenc#sha256"/>
                  <DigestValue>NjVGQTE4RUZGQjAxODREMURCNTVEQkQ0NjkyNEFCOThGNUQwRjVFQQA=</DigestValue>
                </xd:CertDigest>
                <xd:IssuerSerial>
                  <X509IssuerName/>
                  <X509SerialNumber/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/>
          </xd:UnsignedSignatureProperties>
        </xd:UnsignedProperties>
      </xd:QualifyingProperties>
    </Object>
  </Signature>
  <Signature xmlns="http://www.w3.org/2000/09/xmldsig#" Id="ID_0010005e0089002200ff00ca004400a900880056003000cd001800a2003600ff">
    <SignedInfo>
      <CanonicalizationMethod Algorithm="http://www.w3.org/TR/2001/REC-xml-c14n-20010315"/>
      <SignatureMethod Algorithm="http://www.w3.org/2001/04/xmldsig-more#rsa-sha512"/>
      <Reference URI="styles.xml">
        <Transforms>
          <Transform Algorithm="http://www.w3.org/TR/2001/REC-xml-c14n-20010315"/>
        </Transforms>
        <DigestMethod Algorithm="http://www.w3.org/2001/04/xmlenc#sha512"/>
        <DigestValue>jt071At3NOTrJUeEXz1IaUqQFI/9lvSosxmaYr82XloWtpClkz2qtf1IPDyYb2gW
NwBhSNS3qZGCgMOiCGLkBw==</DigestValue>
      </Reference>
      <Reference URI="settings.xml">
        <Transforms>
          <Transform Algorithm="http://www.w3.org/TR/2001/REC-xml-c14n-20010315"/>
        </Transforms>
        <DigestMethod Algorithm="http://www.w3.org/2001/04/xmlenc#sha512"/>
        <DigestValue>Kmz7iIYl2iuh099WCjtnC2xuekXEJR2Z9nusBJA82VpBG33TbiVTCtHPd5WqkhZG
KNdQ8sWx9sNRlOzbh8xIyg==</DigestValue>
      </Reference>
      <Reference URI="manifest.rdf">
        <DigestMethod Algorithm="http://www.w3.org/2001/04/xmlenc#sha512"/>
        <DigestValue>6iP77BBEQ4K42qdmBZzh+p1tjUaik95dYnaKfZjNJxZbSuLNMU/g8YhI5BigEk+C
KyA8FgiOvLpZfnw5zW/q8A==</DigestValue>
      </Reference>
      <Reference URI="META-INF/manifest.xml">
        <Transforms>
          <Transform Algorithm="http://www.w3.org/TR/2001/REC-xml-c14n-20010315"/>
        </Transforms>
        <DigestMethod Algorithm="http://www.w3.org/2001/04/xmlenc#sha512"/>
        <DigestValue>S8wCQeGMJ647Q0ciZJV4aau2IefOzGPxpZAjpE497nNzjoTmaCuLG8gMoW6UNikZ
T/+2MsvdzefOVZ3AAMv83g==</DigestValue>
      </Reference>
      <Reference URI="mimetype">
        <DigestMethod Algorithm="http://www.w3.org/2001/04/xmlenc#sha512"/>
        <DigestValue>aEX/NyyN4g5kkBcTtd2wXjoqbrHYzro/tZcyjOOBsmGx4XMfKx5/QE94JnhEj1QI
7BJF5vX2ft3NT/Kxsm0xFg==</DigestValue>
      </Reference>
      <Reference URI="Thumbnails/thumbnail.png">
        <DigestMethod Algorithm="http://www.w3.org/2001/04/xmlenc#sha512"/>
        <DigestValue>J4hqpL82aZuPWnHaSbXEDHhpzQ4KgfwAagS1+ES86aHKhYZsti1lRqrxNWoKBbZG
yyhYJnXJa5dZkXzH7d0nyA==</DigestValue>
      </Reference>
      <Reference URI="content.xml">
        <Transforms>
          <Transform Algorithm="http://www.w3.org/TR/2001/REC-xml-c14n-20010315"/>
        </Transforms>
        <DigestMethod Algorithm="http://www.w3.org/2001/04/xmlenc#sha512"/>
        <DigestValue>xp1e7CFRM5VWIeJPReSWaJiZWgoQaVp4ZdQLdFGQhLOf3yBuVvAb3E3qpFME1H5K
j8/kXTdfb8UPnQksEAlMFw==</DigestValue>
      </Reference>
      <Reference URI="meta.xml">
        <Transforms>
          <Transform Algorithm="http://www.w3.org/TR/2001/REC-xml-c14n-20010315"/>
        </Transforms>
        <DigestMethod Algorithm="http://www.w3.org/2001/04/xmlenc#sha512"/>
        <DigestValue>G53PLa/BhM5cLUrU0EhKmWy/mFrWtAgHBc2cb9dY9gStDgU4cLYJ9UpxOtfEzue6
tve+aIm6Q/5ycSmKmaREhw==</DigestValue>
      </Reference>
      <Reference URI="#ID_009800c400e30044000b00e3004200bc0091003000dc00eb002300cd00660090">
        <DigestMethod Algorithm="http://www.w3.org/2001/04/xmlenc#sha512"/>
        <DigestValue>4VduOS9roCLR70cg6M1TPee5kcm66Y/pZxu6NorA1uDHfUwtROvuuW0l9RXuU5ju
2mjqxSkfIWvvN11GcuackA==</DigestValue>
      </Reference>
      <Reference URI="#idSignedProperties">
        <DigestMethod Algorithm="http://www.w3.org/2001/04/xmlenc#sha512"/>
        <DigestValue>NKZsUSWAbrS1RoWquL2RjbHsPvefdDLg3lZ7gAkfXXsUtDfE/0eQ2TKQnP78ijfx
1DdoPw1uzeRa/qhhEmXsJA==</DigestValue>
      </Reference>
    </SignedInfo>
    <SignatureValue>iQIzBAABCgAdFiEEZfoY7/sBhNHbVdvUaSSrmPXQ9eoFAlzIRdoACgkQaSSrmPXQ9erQqQ/+I2RYbR9
a01+PCctR26QThpJf2LBjJ7PgJAI7la01XG8+BjwgryIA9gbA3J8gpkoKOQs2uVU7OQAFQgGn4MtEVw
P3eicxY4GowphOgaFzNifs7RUjF4BpNOBRb3MNQ/ljo06XkeaKarxS4fCf44nsXyd4nS7FlROjKo5HU
1+7DAiLvq8359M4j1S7kIeAUqA2A7pxgnGqylXDvg3qOfa8jhgLnnMyny4U59/4zbN2KZoVMmdOHDx+
eU/x+NuQsU5C1mAF74P6FIdTgTg3EFH7cObN/8+WWhjBenqaTH98Mpb5Ad7f2/LmG8k9ZUU2/HgTslL
CE0BryeeyXD7w3/NlkrXOfqjyVNtLp066Ri+tHbQ/VVcuRZhNAc7/KD5htGU1IOdiIuetxA6pAkBepE
NyWYQyrYrbtIrUj9HpB/LtVcKJ+/pvAmn8EzMTcpMGEAzyCIVI4At69DE16rJUiVKLz71LNKOP61xQ4
23TkXgTse1aueub5PigBPbiRJDc7YZBCvXxw6uDtUdqDLBU8541mns3wRaLFzyX2p5B3Jp2bx2XHMh4
ZzJ56DWG6jzDyAGYCdYEzhnssCRydst73Q6JsjRqk2fTUgAJZYaBJ2q6EA3dV1AgLlvlkKjqcx+D7RU
DIGtjAHO162H67Gf95pdJ8kZ0chCcBSgLc5oUDQEfEGQ=</SignatureValue>
    <KeyInfo>
      <PGPData xmlns:loext="urn:org:documentfoundation:names:experimental:office:xmlns:loext:1.0">
        <PGPKeyID>NjVGQTE4RUZGQjAxODREMURCNTVEQkQ0NjkyNEFCOThGNUQwRjVFQQA=</PGPKeyID>
        <PGPKeyPacket>mQINBFt4LG0BEACnHtBIMKmH2OjaAcP0Hbc9j/o7Knut6Nzv8iYQHBp6C3466Sbr2LWg0D4HDfrLZFBmEYUSLTyXAAMFrtrVzPalLSqv9VOUFpybg2J5mDPzURmx0fknmAk1rliqpiwgUx2KsQGARiyCrOeaQc0xly+usR/HXDMciwL2nsnhnag1EJ4ldQ+NJ2BKKXxAU36Rg43+iUnzo6m8SfHQHFqJpb0Na+3ylhTfTTNp/qCbJbW/CHtg9qCEcLiyD+b8Ssc5JFC9B3zyM1KHe38IUvwiwxeCaTldCchpTYTQcmcm2TWe84mHaPem9HdvPzKuIErOGF5CZZV+8FKSjJXwH+4OvznPtaoKUecnljhpFc2CmFYMpHO0VxK88lvXdtuutat5/7ua1zV+zS3QXHOJ5SI8wsgo8i3Kq489/qgLeAh/+TX2RoTxhn1EtmqHNQLCkr432TPqUUReuFNZU3QDD2hfErxViCA0ed+96peOYhKfB+e5WU6ehMCZQdbnfMC4KRxKJK6hBtz8Pn70so1FjfvhgmSgxe4j+CVkP8hHipCeWFfrfEcMk6PXAlBCFogSoisFZxPL7vH6Ip44fEdy0gRIWy6N3ZB8lmYt48M9CyHLgSnQkG9qML9plGA1vzbnl/pfIaHHW9MZG2beQMFRnEBAGUiXwGDBVdd5WF/0VQlLNk86oQARAQABtCNSb2JlcnQgTGVlIDxybGVlQGZ1dHVyZWZpbmFuY2UuY29tPokCTgQTAQgAOBYhBGX6GO/7AYTR21Xb1Gkkq5j10PXqBQJbeCxtAhsDBQsJCAcCBhUKCQgLAgQWAgMBAh4BAheAAAoJEGkkq5j10PXqR88P/2fTFHpdEVRP8tkM+BHWKPnlSoe4SmQekIUvIxh15mC5MVSZTJcdHF3ejDlkQAv6xdjvkssENSeA3Zyb/8RAl8EhH867uIvAJ4A3hqeukLohelkS23AT4X789nd0RXGLZMNam7FmgB5I8xNI7A9lqBSBFoMgwrE7fu5V8jqGfbIhTEij4wuPZ2mZJ4lmpejlJLjP8OgeWiuUsHkKXC9GnHyf38832EBKCwWiaots5qDlBdz2WW2WgNJFHIHrmSuMaEH/5PpSw8IMroePOEZFQCDYO8KlXDN5SQE8JEHQao0RCMqFKw3/MT7d1jQDvM68ZWfd6b0TIfaJQ7fdbrn44RzcNOH59Xaaozap5xHuMaQINprekZrs7ssb27jnbSNa6ys4NwDgx/K1dW/hAAEQa3ia5/1i47vak6gQqAVIlriD4DrO6WFAkQsY6zKOFtNpmSILXRaLJzBb/fh1uULrtXwD4v4Hl6MFiIIBYV7Otwqgj79WLXjqOMaEa48ufMe8EvMCc6PO++ROVqhlG5lRIgxSoKuz2FJBu2AqqOLOzR43BLrIx9xo51SOyo5OaVsDMZiBrUJh74CeqJ6Vcpm7dh7eoQC+dikXX8eQ/7t9gZm7mLrfBt9IjwfWkno2+HlNvPf06sqs0Zvao5+QhdLJC4ZgvTa1U53rBXxNuHjbUc7yuQINBFt4LNwBEAC+INgZyiTsXXo16N5E7IGisdVfP2SOStxuDdorknG1xQHBG6f6YJprOUwcnIzYAokvo4fnXInY+xwdWwDRUKGf4ajyewuaj+yQmAAm4FY+WrquWdJLQ9aaYdqaGybgC5M5PS2P3ioc6Kssya2ZUVUVQsRlt/HZQTct699VKoT2vTNmM3J38DNjiGAiF0zl0Y6lCCPONfuTMXCmyubsbzDoLhvrPyw5r2RL/PSPMvYMq3khxzipVHjJeHQS5ju5nijiXIMNGJf6eBA6v1NGa+ZOz8gtXFw7T6CQesQ21bjwmb/pPKKeRZMWMXiXOK74YAE2wA9wkydNI3jTFsXC/6TmuDAfpKGlCNvnTyGYXwRCn0CgXqX5mcWZsBi6GjgXVpMxb++ToqBmySMKbneBNt9PcGqijC870CtjYynm6AS3fzzc7NC0h/ER1f0qBMzjuQdyfNCwKzjWSl2iGGCT24zOw5Lb6ruzlvVqbHAbfmRSa6YkEy7zop+dOGwJ9NqgxPVU5xhflSRFi5cg496GqXyHCb2SgDczLCpJbPPRTRl1W05+L/oatAcrGWfsuANkhXIHd15uRkCVenjJ74B70DRR0coDVPjHdqIJHYf182KZCqY1lBZds5xIt0x35GnDsYlgzltq1HPnFH7BF8uSlWCZuMoqrG09Nh1CBOxPqb/2aQARAQABiQI2BBgBCAAgFiEEZfoY7/sBhNHbVdvUaSSrmPXQ9eoFAlt4LNwCGwwACgkQaSSrmPXQ9eoUMhAAh9KW1rSJz2vRjg+4GkZaa2NH8MRkLalqAGcVAaxmiccJ4nvB/vuAuQOVkzXeMf//5Q2hRqiZ1Omqc6kXD1Bibij3s4LCljMtwivI/gL/q7+CTk1tiA7YySGkypQcqiYZZVE0F2Scn0iUKKyo2IZJ5k79kJ3tnTEZBKRC6iJ5rdyArOIps5/N2exkpDU9UfAQYm4sh/KvbSsrXh8dJPVX/voHNeNvCDUhSyzRCHdNWWXySrBeKpk4C5Lcz3d+cyUk0nIRV8r13IKApoGjXy184YfHZJGFqzbcVl5BAN7F1+znii47GtvRmp0CCyJcH0hV5z08pLEnKWXtcXw4NdaEW66VKoWXZnLyjFKpvHQWJsag0U8K7T5QAorBZC44tKwSs1s/rX0iO0trVK07OS6syr31UhoyG5OBHDB/PQD2029xU4Y4zIJxl7qSsWFAvxkEgbj3MQ7eLSFhjAnNKBbLPVjVmrJKVRDpdUTmLeRWE8zoKj9iZcDPO+z57644BTWAF+kTiTWSeYUN3RP6kaFjZozJbZRsEVa3OEydaSbFKs3afavfSEitIvZAkD3HBZVW/mI7pVmB10kOLTLkHSdnqQEabhhvm3+72QGEJrgsgv/TcEtEeWlZlsC4AXp6KRrKzmFd2OTRk/WPZ9dLQAZCCfmoA7iID5bf3vQOtoB6enS5Ag0EW3gtPwEQAO0tpI+m++IHk/eb6CToe9V67xy04K3nZXl8y0VeIUvjDduDkIXUbb3WxApnurH2bt+f3KGJWXeJSthhm+MKVTAkDpNUrZjhS/BeTb+OGXt9OVgoVtkbsrNh+7hP6ARJQWHgrezaCipJO8Iq3HHJeY7O0b1PYD1omRsWCuxLbHgaXFDJvOgBZ7HQvEwOgm4jixRbewxN+SrKeG3qSeaIYztQcJIhYEok9QyZBL1Ed73YgtNyy2ARTwz400ERQiS9KV3YRzejD0kVIvZeVhpUSUhFf1cEj7wo7at5x/5VIuK66EO9aSnp6Z+E4orvJW1FGr2juN2tPLmX8rpV+K8g92iyJdXs0vJI00la6U1GQt2F+oWCNLMOgIR1lL9+ovNtIM+n7Z5OadSUV2yP3ugz9xvdHYq2z2bmC5ouhq82sRHXo+thm55puJGULjdiIOtv9QAhWcOpJJ2E8R9V1w0EtDr5V2GEJAZNvJEGrK3cApGMM2MjUmg7aL3lVfRSaff6qh92/rejp7I3ZJ5am0eS3R4jUlKYwZoVaQjVch/V5ajMim6RuCK+9mqjkze4xGeiATHV4WUoi/wYtgXIBZ/49J8fMHx8YK/Oys6wNYZuyTJcUBgrgpPX92odMFkMnH6gLF6Rfv+4w7t1+vwALC8neFj7Fb8ULj3n4/jFuohbbCWRABEBAAGJAjYEGAEIACAWIQRl+hjv+wGE0dtV29RpJKuY9dD16gUCW3gtPwIbIAAKCRBpJKuY9dD16oZ2D/4g39RVonir3oHbH9XvFAf0ewjHRtzUuhP9QFfgIyEFmwUzpNvU6uC93H+IofvPPYl+9F/+KRYzd6wEPZ7vwNMU/uLG0uSWYQ/rM/o9qPKPo3OCsUgeCU0OWpa2PMMktmHBVWX30Sj32ZJduvrQwVgZVhIBMnSIw0JiHdaxc0Hc++AljhXvsaPpf1s3zuApUzwqB2QrRCmjjQYep1h0ttSDHxMYRC8CJoecV2nEeRJ71tQk4fB9W3v/929avogeJtS58fNMKg3UFCBZp908ieIVWto2LMqpviWgDKjza3s90QeVsACnDMqc/pdZr25DyAYU3E7yyH8jx+gaBZSEjR6sF+l1qJX7ZJA47pCLl2dEMuOsipyKbzPl+23G0DV3QA4oLo4iHPld8cN9bhRLJ7eGLA4+e8zgdbB5gfDLpYXIvsIeA5h5DR8B6CUXBSmBJRh2JT4FHa215s/ybnoB51QvoIAYhOEPdfBvpqD69H44afpgIEOiA8eT5tWQ7QbspxUWNUY/5tlsc2vNwjq2H3jAbqVjmbwJmPRF/2bXv7qFrmlB5lRr7SnREAB+2hz1jT7wCV2wotZtOdbWcBsFM7cY/hwHB0ZYEpiVsh3U4agq2fMrOXhQWIh3y50nop3Mo2/VkMrBX7lkzca623iVyGWArqJU3fDtQtOgoHDlykR5Yw==</PGPKeyPacket>
        <loext:PGPOwner>Robert Lee &lt;rlee@futurefinance.com&gt;</loext:PGPOwner>
      </PGPData>
    </KeyInfo>
    <Object>
      <SignatureProperties>
        <SignatureProperty Id="ID_009800c400e30044000b00e3004200bc0091003000dc00eb002300cd00660090" Target="#ID_0010005e0089002200ff00ca004400a900880056003000cd001800a2003600ff">
          <dc:date xmlns:dc="http://purl.org/dc/elements/1.1/">2019-04-30T07:55:54.454406770</dc:date>
        </SignatureProperty>
      </SignatureProperties>
    </Object>
    <Object xmlns:xd="http://uri.etsi.org/01903/v1.3.2#">
      <xd:QualifyingProperties Target="#ID_0010005e0089002200ff00ca004400a900880056003000cd001800a2003600ff">
        <xd:SignedProperties Id="idSignedProperties">
          <xd:SignedSignatureProperties>
            <xd:SigningTime>2019-04-30T07:55:54.454406770</xd:SigningTime>
            <xd:SigningCertificate>
              <xd:Cert>
                <xd:CertDigest>
                  <DigestMethod Algorithm="http://www.w3.org/2001/04/xmlenc#sha256"/>
                  <DigestValue>NjVGQTE4RUZGQjAxODREMURCNTVEQkQ0NjkyNEFCOThGNUQwRjVFQQA=</DigestValue>
                </xd:CertDigest>
                <xd:IssuerSerial>
                  <X509IssuerName/>
                  <X509SerialNumber/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/>
          </xd:UnsignedSignatureProperties>
        </xd:UnsignedProperties>
      </xd:QualifyingProperties>
    </Object>
  </Signature>
</document-signatures>
</file>